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3b3b3" fo:border="0.06pt solid 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8.1386in" svg:height="3.5449in" svg:x="0.8996in" svg:y="1.4327in">
            <draw:object draw:notify-on-update-of-ranges="Arkusz1.C9:Arkusz1.C9 Arkusz1.B3:Arkusz1.B6 Arkusz1.K3:Arkusz1.K6 Arkusz1.N3:Arkusz1.N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3358in" svg:height="3.5449in" svg:x="0.8996in" svg:y="6.9437in">
            <draw:object draw:notify-on-update-of-ranges="Arkusz1.B34:Arkusz1.B37 Arkusz1.K34:Arkusz1.K37 Arkusz1.N34:Arkusz1.N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fwrite f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write 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fwrite f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write read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1" office:value-type="string" calcext:value-type="string">
            <text:p>Wielkość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Ilość bajtów</text:p>
          </table:table-cell>
          <table:table-cell table:style-name="ce1" office:value-type="string" calcext:value-type="string">
            <text:p>Zegar</text:p>
          </table:table-cell>
          <table:table-cell table:style-name="ce1" office:value-type="string" calcext:value-type="string">
            <text:p>Uzytkownik</text:p>
          </table:table-cell>
          <table:table-cell table:style-name="ce1" office:value-type="string" calcext:value-type="string">
            <text:p>Systemowy</text:p>
          </table:table-cell>
          <table:table-cell table:style-name="ce1" office:value-type="string" calcext:value-type="string">
            <text:p>Zegar</text:p>
          </table:table-cell>
          <table:table-cell table:style-name="ce1" office:value-type="string" calcext:value-type="string">
            <text:p>Uzytkownik</text:p>
          </table:table-cell>
          <table:table-cell table:style-name="ce1" office:value-type="string" calcext:value-type="string">
            <text:p>Systemowy</text:p>
          </table:table-cell>
          <table:table-cell table:style-name="ce1" office:value-type="string" calcext:value-type="string">
            <text:p>Bajt/ t</text:p>
          </table:table-cell>
          <table:table-cell table:style-name="ce1" office:value-type="string" calcext:value-type="string">
            <text:p>Bajt/ t uz.</text:p>
          </table:table-cell>
          <table:table-cell table:style-name="ce1" office:value-type="string" calcext:value-type="string">
            <text:p>Bajt / sys</text:p>
          </table:table-cell>
          <table:table-cell table:style-name="ce1" office:value-type="string" calcext:value-type="string">
            <text:p>Bajt/ t</text:p>
          </table:table-cell>
          <table:table-cell table:style-name="ce1" office:value-type="string" calcext:value-type="string">
            <text:p>Bajt/ t uz.</text:p>
          </table:table-cell>
          <table:table-cell table:style-name="ce1" office:value-type="string" calcext:value-type="string">
            <text:p>Bajt / sys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table:formula="of:=[.C3]*[.B3]" office:value-type="float" office:value="20000" calcext:value-type="float">
            <text:p>20000</text:p>
          </table:table-cell>
          <table:table-cell table:style-name="ce4" office:value-type="float" office:value="17.322287" calcext:value-type="float">
            <text:p>17.322287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12.76" calcext:value-type="float">
            <text:p>12.76</text:p>
          </table:table-cell>
          <table:table-cell table:style-name="ce4" office:value-type="float" office:value="27.569132" calcext:value-type="float">
            <text:p>27.569132</text:p>
          </table:table-cell>
          <table:table-cell table:style-name="ce4" office:value-type="float" office:value="3.18" calcext:value-type="float">
            <text:p>3.18</text:p>
          </table:table-cell>
          <table:table-cell table:style-name="ce4" office:value-type="float" office:value="24.39" calcext:value-type="float">
            <text:p>24.39</text:p>
          </table:table-cell>
          <table:table-cell table:style-name="ce2" table:formula="of:=[.$D3]/[.E3]" office:value-type="float" office:value="1154.58195560436" calcext:value-type="float">
            <text:p>1154.5819556044</text:p>
          </table:table-cell>
          <table:table-cell table:style-name="ce2" table:formula="of:=[.$D3]/[.F3]" office:value-type="float" office:value="4385.9649122807" calcext:value-type="float">
            <text:p>4385.9649122807</text:p>
          </table:table-cell>
          <table:table-cell table:style-name="ce2" table:formula="of:=[.$D3]/[.G3]" office:value-type="float" office:value="1567.39811912226" calcext:value-type="float">
            <text:p>1567.3981191223</text:p>
          </table:table-cell>
          <table:table-cell table:style-name="ce2" table:formula="of:=[.$D3]/[.H3]" office:value-type="float" office:value="725.449027557342" calcext:value-type="float">
            <text:p>725.4490275573</text:p>
          </table:table-cell>
          <table:table-cell table:style-name="ce2" table:formula="of:=[.$D3]/[.I3]" office:value-type="float" office:value="6289.30817610063" calcext:value-type="float">
            <text:p>6289.3081761006</text:p>
          </table:table-cell>
          <table:table-cell table:style-name="ce2" table:formula="of:=[.$D3]/[.J3]" office:value-type="float" office:value="820.008200082001" calcext:value-type="float">
            <text:p>820.008200082</text:p>
          </table:table-cell>
        </table:table-row>
        <table:table-row table:style-name="ro1">
          <table:table-cell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formula="of:=[.C4]*[.B4]" office:value-type="float" office:value="2048000" calcext:value-type="float">
            <text:p>2048000</text:p>
          </table:table-cell>
          <table:table-cell table:style-name="ce4" office:value-type="float" office:value="13.889137" calcext:value-type="float">
            <text:p>13.889137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10.09" calcext:value-type="float">
            <text:p>10.09</text:p>
          </table:table-cell>
          <table:table-cell table:style-name="ce4" office:value-type="float" office:value="17.70531" calcext:value-type="float">
            <text:p>17.70531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15.55" calcext:value-type="float">
            <text:p>15.55</text:p>
          </table:table-cell>
          <table:table-cell table:style-name="ce2" table:formula="of:=[.$D4]/[.E4]" office:value-type="float" office:value="147453.365893072" calcext:value-type="float">
            <text:p>147453.365893072</text:p>
          </table:table-cell>
          <table:table-cell table:style-name="ce2" table:formula="of:=[.$D4]/[.F4]" office:value-type="float" office:value="538947.368421053" calcext:value-type="float">
            <text:p>538947.368421053</text:p>
          </table:table-cell>
          <table:table-cell table:style-name="ce2" table:formula="of:=[.$D4]/[.G4]" office:value-type="float" office:value="202973.240832507" calcext:value-type="float">
            <text:p>202973.240832507</text:p>
          </table:table-cell>
          <table:table-cell table:style-name="ce2" table:formula="of:=[.$D4]/[.H4]" office:value-type="float" office:value="115671.513235295" calcext:value-type="float">
            <text:p>115671.513235295</text:p>
          </table:table-cell>
          <table:table-cell table:style-name="ce2" table:formula="of:=[.$D4]/[.I4]" office:value-type="float" office:value="948148.148148148" calcext:value-type="float">
            <text:p>948148.148148148</text:p>
          </table:table-cell>
          <table:table-cell table:style-name="ce2" table:formula="of:=[.$D4]/[.J4]" office:value-type="float" office:value="131704.180064309" calcext:value-type="float">
            <text:p>131704.180064309</text:p>
          </table:table-cell>
        </table:table-row>
        <table:table-row table:style-name="ro1">
          <table:table-cell/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formula="of:=[.C5]*[.B5]" office:value-type="float" office:value="12288000" calcext:value-type="float">
            <text:p>12288000</text:p>
          </table:table-cell>
          <table:table-cell table:style-name="ce4" office:value-type="float" office:value="21.509184" calcext:value-type="float">
            <text:p>21.509184</text:p>
          </table:table-cell>
          <table:table-cell table:style-name="ce4" office:value-type="float" office:value="3.14" calcext:value-type="float">
            <text:p>3.14</text:p>
          </table:table-cell>
          <table:table-cell table:style-name="ce4" office:value-type="float" office:value="18.38" calcext:value-type="float">
            <text:p>18.38</text:p>
          </table:table-cell>
          <table:table-cell table:style-name="ce4" office:value-type="float" office:value="24.671886" calcext:value-type="float">
            <text:p>24.671886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23.55" calcext:value-type="float">
            <text:p>23.55</text:p>
          </table:table-cell>
          <table:table-cell table:style-name="ce2" table:formula="of:=[.$D5]/[.E5]" office:value-type="float" office:value="571290.849527346" calcext:value-type="float">
            <text:p>571290.849527346</text:p>
          </table:table-cell>
          <table:table-cell table:style-name="ce2" table:formula="of:=[.$D5]/[.F5]" office:value-type="float" office:value="3913375.79617834" calcext:value-type="float">
            <text:p>3913375.79617834</text:p>
          </table:table-cell>
          <table:table-cell table:style-name="ce2" table:formula="of:=[.$D5]/[.G5]" office:value-type="float" office:value="668552.774755169" calcext:value-type="float">
            <text:p>668552.774755169</text:p>
          </table:table-cell>
          <table:table-cell table:style-name="ce2" table:formula="of:=[.$D5]/[.H5]" office:value-type="float" office:value="498056.776040551" calcext:value-type="float">
            <text:p>498056.776040551</text:p>
          </table:table-cell>
          <table:table-cell table:style-name="ce2" table:formula="of:=[.$D5]/[.I5]" office:value-type="float" office:value="10971428.5714286" calcext:value-type="float">
            <text:p>10971428.5714286</text:p>
          </table:table-cell>
          <table:table-cell table:style-name="ce2" table:formula="of:=[.$D5]/[.J5]" office:value-type="float" office:value="521783.439490446" calcext:value-type="float">
            <text:p>521783.439490446</text:p>
          </table:table-cell>
        </table:table-row>
        <table:table-row table:style-name="ro1">
          <table:table-cell/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C6]*[.B6]" office:value-type="float" office:value="16384000" calcext:value-type="float">
            <text:p>16384000</text:p>
          </table:table-cell>
          <table:table-cell table:style-name="ce4" office:value-type="float" office:value="17.425456" calcext:value-type="float">
            <text:p>17.425456</text:p>
          </table:table-cell>
          <table:table-cell table:style-name="ce4" office:value-type="float" office:value="1.52" calcext:value-type="float">
            <text:p>1.52</text:p>
          </table:table-cell>
          <table:table-cell table:style-name="ce4" office:value-type="float" office:value="15.91" calcext:value-type="float">
            <text:p>15.91</text:p>
          </table:table-cell>
          <table:table-cell table:style-name="ce4" office:value-type="float" office:value="20.193127" calcext:value-type="float">
            <text:p>20.19312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9.65" calcext:value-type="float">
            <text:p>19.65</text:p>
          </table:table-cell>
          <table:table-cell table:style-name="ce2" table:formula="of:=[.$D6]/[.E6]" office:value-type="float" office:value="940233.644387843" calcext:value-type="float">
            <text:p>940233.644387843</text:p>
          </table:table-cell>
          <table:table-cell table:style-name="ce2" table:formula="of:=[.$D6]/[.F6]" office:value-type="float" office:value="10778947.3684211" calcext:value-type="float">
            <text:p>10778947.3684211</text:p>
          </table:table-cell>
          <table:table-cell table:style-name="ce2" table:formula="of:=[.$D6]/[.G6]" office:value-type="float" office:value="1029792.58328096" calcext:value-type="float">
            <text:p>1029792.58328096</text:p>
          </table:table-cell>
          <table:table-cell table:style-name="ce2" table:formula="of:=[.$D6]/[.H6]" office:value-type="float" office:value="811365.173902982" calcext:value-type="float">
            <text:p>811365.173902982</text:p>
          </table:table-cell>
          <table:table-cell table:style-name="ce2" table:formula="of:=[.$D6]/[.I6]" office:value-type="float" office:value="29789090.9090909" calcext:value-type="float">
            <text:p>29789090.9090909</text:p>
          </table:table-cell>
          <table:table-cell table:style-name="ce2" table:formula="of:=[.$D6]/[.J6]" office:value-type="float" office:value="833791.348600509" calcext:value-type="float">
            <text:p>833791.348600509</text:p>
          </table:table-cell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fwrite f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write 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fwrite fread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write read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1" office:value-type="string" calcext:value-type="string">
            <text:p>Wielkość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Ilość bajtów</text:p>
          </table:table-cell>
          <table:table-cell table:style-name="ce1" office:value-type="string" calcext:value-type="string">
            <text:p>Zegar</text:p>
          </table:table-cell>
          <table:table-cell table:style-name="ce1" office:value-type="string" calcext:value-type="string">
            <text:p>Uzytkownik</text:p>
          </table:table-cell>
          <table:table-cell table:style-name="ce1" office:value-type="string" calcext:value-type="string">
            <text:p>Systemowy</text:p>
          </table:table-cell>
          <table:table-cell table:style-name="ce1" office:value-type="string" calcext:value-type="string">
            <text:p>Zegar</text:p>
          </table:table-cell>
          <table:table-cell table:style-name="ce1" office:value-type="string" calcext:value-type="string">
            <text:p>Uzytkownik</text:p>
          </table:table-cell>
          <table:table-cell table:style-name="ce1" office:value-type="string" calcext:value-type="string">
            <text:p>Systemowy</text:p>
          </table:table-cell>
          <table:table-cell table:style-name="ce1" office:value-type="string" calcext:value-type="string">
            <text:p>Bajt/ t</text:p>
          </table:table-cell>
          <table:table-cell table:style-name="ce1" office:value-type="string" calcext:value-type="string">
            <text:p>Bajt/ t uz.</text:p>
          </table:table-cell>
          <table:table-cell table:style-name="ce1" office:value-type="string" calcext:value-type="string">
            <text:p>Bajt / sys</text:p>
          </table:table-cell>
          <table:table-cell table:style-name="ce1" office:value-type="string" calcext:value-type="string">
            <text:p>Bajt/ t</text:p>
          </table:table-cell>
          <table:table-cell table:style-name="ce1" office:value-type="string" calcext:value-type="string">
            <text:p>Bajt/ t uz.</text:p>
          </table:table-cell>
          <table:table-cell table:style-name="ce1" office:value-type="string" calcext:value-type="string">
            <text:p>Bajt / sys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formula="of:=[.C34]*[.B34]" office:value-type="float" office:value="16000" calcext:value-type="float">
            <text:p>16000</text:p>
          </table:table-cell>
          <table:table-cell table:style-name="ce4" office:value-type="float" office:value="10.794252" calcext:value-type="float">
            <text:p>10.794252</text:p>
          </table:table-cell>
          <table:table-cell table:style-name="ce4" office:value-type="float" office:value="2.92" calcext:value-type="float">
            <text:p>2.92</text:p>
          </table:table-cell>
          <table:table-cell table:style-name="ce4" office:value-type="float" office:value="7.87" calcext:value-type="float">
            <text:p>7.87</text:p>
          </table:table-cell>
          <table:table-cell table:style-name="ce4" office:value-type="float" office:value="17.280132" calcext:value-type="float">
            <text:p>17.280132</text:p>
          </table:table-cell>
          <table:table-cell table:style-name="ce4" office:value-type="float" office:value="2.19" calcext:value-type="float">
            <text:p>2.19</text:p>
          </table:table-cell>
          <table:table-cell table:style-name="ce4" office:value-type="float" office:value="15.09" calcext:value-type="float">
            <text:p>15.09</text:p>
          </table:table-cell>
          <table:table-cell table:style-name="ce2" table:formula="of:=[.$D34]/[.E34]" office:value-type="float" office:value="1482.27037871638" calcext:value-type="float">
            <text:p>1482.2703787164</text:p>
          </table:table-cell>
          <table:table-cell table:style-name="ce2" table:formula="of:=[.$D34]/[.F34]" office:value-type="float" office:value="5479.45205479452" calcext:value-type="float">
            <text:p>5479.4520547945</text:p>
          </table:table-cell>
          <table:table-cell table:style-name="ce2" table:formula="of:=[.$D34]/[.G34]" office:value-type="float" office:value="2033.03684879288" calcext:value-type="float">
            <text:p>2033.0368487929</text:p>
          </table:table-cell>
          <table:table-cell table:style-name="ce2" table:formula="of:=[.$D34]/[.H34]" office:value-type="float" office:value="925.918852934688" calcext:value-type="float">
            <text:p>925.9188529347</text:p>
          </table:table-cell>
          <table:table-cell table:style-name="ce2" table:formula="of:=[.$D34]/[.I34]" office:value-type="float" office:value="7305.93607305936" calcext:value-type="float">
            <text:p>7305.9360730594</text:p>
          </table:table-cell>
          <table:table-cell table:style-name="ce2" table:formula="of:=[.$D34]/[.J34]" office:value-type="float" office:value="1060.30483764082" calcext:value-type="float">
            <text:p>1060.3048376408</text:p>
          </table:table-cell>
        </table:table-row>
        <table:table-row table:style-name="ro1">
          <table:table-cell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formula="of:=[.C35]*[.B35]" office:value-type="float" office:value="2048000" calcext:value-type="float">
            <text:p>2048000</text:p>
          </table:table-cell>
          <table:table-cell table:style-name="ce4" office:value-type="float" office:value="13.151083" calcext:value-type="float">
            <text:p>13.151083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9.51" calcext:value-type="float">
            <text:p>9.51</text:p>
          </table:table-cell>
          <table:table-cell table:style-name="ce4" office:value-type="float" office:value="16.931611" calcext:value-type="float">
            <text:p>16.931611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4.99" calcext:value-type="float">
            <text:p>14.99</text:p>
          </table:table-cell>
          <table:table-cell table:style-name="ce2" table:formula="of:=[.$D35]/[.E35]" office:value-type="float" office:value="155728.619460466" calcext:value-type="float">
            <text:p>155728.619460466</text:p>
          </table:table-cell>
          <table:table-cell table:style-name="ce2" table:formula="of:=[.$D35]/[.F35]" office:value-type="float" office:value="562637.362637363" calcext:value-type="float">
            <text:p>562637.362637363</text:p>
          </table:table-cell>
          <table:table-cell table:style-name="ce2" table:formula="of:=[.$D35]/[.G35]" office:value-type="float" office:value="215352.260778128" calcext:value-type="float">
            <text:p>215352.260778128</text:p>
          </table:table-cell>
          <table:table-cell table:style-name="ce2" table:formula="of:=[.$D35]/[.H35]" office:value-type="float" office:value="120957.184759324" calcext:value-type="float">
            <text:p>120957.184759324</text:p>
          </table:table-cell>
          <table:table-cell table:style-name="ce2" table:formula="of:=[.$D35]/[.I35]" office:value-type="float" office:value="1055670.10309278" calcext:value-type="float">
            <text:p>1055670.10309278</text:p>
          </table:table-cell>
          <table:table-cell table:style-name="ce2" table:formula="of:=[.$D35]/[.J35]" office:value-type="float" office:value="136624.416277518" calcext:value-type="float">
            <text:p>136624.416277518</text:p>
          </table:table-cell>
        </table:table-row>
        <table:table-row table:style-name="ro1">
          <table:table-cell/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formula="of:=[.C36]*[.B36]" office:value-type="float" office:value="16384000" calcext:value-type="float">
            <text:p>16384000</text:p>
          </table:table-cell>
          <table:table-cell table:style-name="ce4" office:value-type="float" office:value="36.23141" calcext:value-type="float">
            <text:p>36.23141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31.14" calcext:value-type="float">
            <text:p>31.14</text:p>
          </table:table-cell>
          <table:table-cell table:style-name="ce4" office:value-type="float" office:value="41.527545" calcext:value-type="float">
            <text:p>41.527545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9.42" calcext:value-type="float">
            <text:p>39.42</text:p>
          </table:table-cell>
          <table:table-cell table:style-name="ce2" table:formula="of:=[.$D36]/[.E36]" office:value-type="float" office:value="452204.316641279" calcext:value-type="float">
            <text:p>452204.316641279</text:p>
          </table:table-cell>
          <table:table-cell table:style-name="ce2" table:formula="of:=[.$D36]/[.F36]" office:value-type="float" office:value="3212549.01960784" calcext:value-type="float">
            <text:p>3212549.01960784</text:p>
          </table:table-cell>
          <table:table-cell table:style-name="ce2" table:formula="of:=[.$D36]/[.G36]" office:value-type="float" office:value="526140.012845215" calcext:value-type="float">
            <text:p>526140.012845215</text:p>
          </table:table-cell>
          <table:table-cell table:style-name="ce2" table:formula="of:=[.$D36]/[.H36]" office:value-type="float" office:value="394533.31517671" calcext:value-type="float">
            <text:p>394533.31517671</text:p>
          </table:table-cell>
          <table:table-cell table:style-name="ce2" table:formula="of:=[.$D36]/[.I36]" office:value-type="float" office:value="7801904.76190476" calcext:value-type="float">
            <text:p>7801904.76190476</text:p>
          </table:table-cell>
          <table:table-cell table:style-name="ce2" table:formula="of:=[.$D36]/[.J36]" office:value-type="float" office:value="415626.585489599" calcext:value-type="float">
            <text:p>415626.585489599</text:p>
          </table:table-cell>
        </table:table-row>
        <table:table-row table:style-name="ro1">
          <table:table-cell/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table:formula="of:=[.C37]*[.B37]" office:value-type="float" office:value="32768000" calcext:value-type="float">
            <text:p>32768000</text:p>
          </table:table-cell>
          <table:table-cell table:style-name="ce4" office:value-type="float" office:value="66.176383" calcext:value-type="float">
            <text:p>66.176383</text:p>
          </table:table-cell>
          <table:table-cell table:style-name="ce4" office:value-type="float" office:value="6.04" calcext:value-type="float">
            <text:p>6.04</text:p>
          </table:table-cell>
          <table:table-cell table:style-name="ce4" office:value-type="float" office:value="60.13" calcext:value-type="float">
            <text:p>60.13</text:p>
          </table:table-cell>
          <table:table-cell table:style-name="ce4" office:value-type="float" office:value="77.145081" calcext:value-type="float">
            <text:p>77.145081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74.88" calcext:value-type="float">
            <text:p>74.88</text:p>
          </table:table-cell>
          <table:table-cell table:style-name="ce2" table:formula="of:=[.$D37]/[.E37]" office:value-type="float" office:value="495161.544262702" calcext:value-type="float">
            <text:p>495161.544262702</text:p>
          </table:table-cell>
          <table:table-cell table:style-name="ce2" table:formula="of:=[.$D37]/[.F37]" office:value-type="float" office:value="5425165.56291391" calcext:value-type="float">
            <text:p>5425165.56291391</text:p>
          </table:table-cell>
          <table:table-cell table:style-name="ce2" table:formula="of:=[.$D37]/[.G37]" office:value-type="float" office:value="544952.602694163" calcext:value-type="float">
            <text:p>544952.602694163</text:p>
          </table:table-cell>
          <table:table-cell table:style-name="ce2" table:formula="of:=[.$D37]/[.H37]" office:value-type="float" office:value="424758.125537518" calcext:value-type="float">
            <text:p>424758.125537518</text:p>
          </table:table-cell>
          <table:table-cell table:style-name="ce2" table:formula="of:=[.$D37]/[.I37]" office:value-type="float" office:value="14435242.2907489" calcext:value-type="float">
            <text:p>14435242.2907489</text:p>
          </table:table-cell>
          <table:table-cell table:style-name="ce2" table:formula="of:=[.$D37]/[.J37]" office:value-type="float" office:value="437606.837606838" calcext:value-type="float">
            <text:p>437606.837606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5:28:58.96869198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3-22T19:37:15.421337476</meta:creation-date>
    <dc:date>2015-03-23T18:24:20.918712431</dc:date>
    <dc:creator>zbychu </dc:creator>
    <meta:editing-duration>PT2H55M58S</meta:editing-duration>
    <meta:editing-cycles>3</meta:editing-cycles>
    <meta:generator>LibreOffice/4.2.7.2$Linux_X86_64 LibreOffice_project/420m0$Build-2</meta:generator>
    <meta:document-statistic meta:table-count="1" meta:cell-count="1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73cm" svg:height="9.005cm" xlink:href=".." xlink:type="simple" chart:class="chart:line" chart:style-name="ch1">
        <chart:legend chart:legend-position="end" svg:x="17.636cm" svg:y="3.954cm" style:legend-expansion="high" chart:style-name="ch2"/>
        <chart:plot-area chart:style-name="ch3" table:cell-range-address="Arkusz1.C9:Arkusz1.C9 Arkusz1.B3:Arkusz1.B6 Arkusz1.K3:Arkusz1.K6 Arkusz1.N3:Arkusz1.N6" chart:data-source-has-labels="both" svg:x="0.413cm" svg:y="0.18cm" svg:width="16.81cm" svg:height="8.645cm">
          <chartooo:coordinate-region svg:x="1.96cm" svg:y="0.379cm" svg:width="14.891cm" svg:height="7.799cm"/>
          <chart:axis chart:dimension="x" chart:name="primary-x" chart:style-name="ch4" chartooo:axis-type="auto">
            <chartooo:date-scale/>
            <chart:categories table:cell-range-address="Arkusz1.B3:Arkusz1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K3:Arkusz1.K6" chart:class="chart:line">
            <chart:data-point chart:repeated="4"/>
          </chart:series>
          <chart:series chart:style-name="ch7" chart:values-cell-range-address="Arkusz1.N3:Arkusz1.N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Arkusz1.B3:Arkusz1.B6</svg:desc>
                </draw:g>
              </table:table-cell>
              <table:table-cell office:value-type="float" office:value="1154.58195560436">
                <text:p>1154.58195560436</text:p>
                <draw:g>
                  <svg:desc>Arkusz1.K3:Arkusz1.K6</svg:desc>
                </draw:g>
              </table:table-cell>
              <table:table-cell office:value-type="float" office:value="725.449027557342">
                <text:p>725.449027557342</text:p>
                <draw:g>
                  <svg:desc>Arkusz1.N3:Arkusz1.N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47453.365893072">
                <text:p>147453.365893072</text:p>
              </table:table-cell>
              <table:table-cell office:value-type="float" office:value="115671.513235295">
                <text:p>115671.51323529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571290.849527346">
                <text:p>571290.849527346</text:p>
              </table:table-cell>
              <table:table-cell office:value-type="float" office:value="498056.776040551">
                <text:p>498056.77604055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40233.644387843">
                <text:p>940233.644387843</text:p>
              </table:table-cell>
              <table:table-cell office:value-type="float" office:value="811365.173902982">
                <text:p>811365.173902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74cm" svg:height="9.005cm" xlink:href=".." xlink:type="simple" chart:class="chart:line" chart:style-name="ch1">
        <chart:legend chart:legend-position="end" svg:x="18.137cm" svg:y="3.954cm" style:legend-expansion="high" chart:style-name="ch2"/>
        <chart:plot-area chart:style-name="ch3" table:cell-range-address="Arkusz1.B34:Arkusz1.B37 Arkusz1.K34:Arkusz1.K37 Arkusz1.N34:Arkusz1.N37" chart:data-source-has-labels="column" svg:x="0.423cm" svg:y="0.18cm" svg:width="17.291cm" svg:height="8.645cm">
          <chartooo:coordinate-region svg:x="1.785cm" svg:y="0.379cm" svg:width="15.557cm" svg:height="7.799cm"/>
          <chart:axis chart:dimension="x" chart:name="primary-x" chart:style-name="ch4" chartooo:axis-type="auto">
            <chartooo:date-scale/>
            <chart:categories table:cell-range-address="Arkusz1.B34:Arkusz1.B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K34:Arkusz1.K37" chart:class="chart:line">
            <chart:data-point chart:repeated="4"/>
          </chart:series>
          <chart:series chart:style-name="ch7" chart:values-cell-range-address="Arkusz1.N34:Arkusz1.N37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Arkusz1.B34:Arkusz1.B37</svg:desc>
                </draw:g>
              </table:table-cell>
              <table:table-cell office:value-type="float" office:value="1482.27037871638">
                <text:p>1482.27037871638</text:p>
                <draw:g>
                  <svg:desc>Arkusz1.K34:Arkusz1.K37</svg:desc>
                </draw:g>
              </table:table-cell>
              <table:table-cell office:value-type="float" office:value="925.918852934688">
                <text:p>925.918852934688</text:p>
                <draw:g>
                  <svg:desc>Arkusz1.N34:Arkusz1.N37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55728.619460466">
                <text:p>155728.619460466</text:p>
              </table:table-cell>
              <table:table-cell office:value-type="float" office:value="120957.184759324">
                <text:p>120957.18475932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52204.316641279">
                <text:p>452204.316641279</text:p>
              </table:table-cell>
              <table:table-cell office:value-type="float" office:value="394533.31517671">
                <text:p>394533.3151767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95161.544262702">
                <text:p>495161.544262702</text:p>
              </table:table-cell>
              <table:table-cell office:value-type="float" office:value="424758.125537518">
                <text:p>424758.1255375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